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f61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Sinifin uye fonksiyonu siniflardaki private degere erisme imkani vardir. </text:p>
      <text:p text:style-name="Standard"/>
      <text:p text:style-name="Standard"/>
      <text:p text:style-name="Standard">//C++ ile gelen if degiskeni icin yeni gelen bir ozellik</text:p>
      <text:p text:style-name="Standard">//scope leakage (alt baslik)</text:p>
      <text:p text:style-name="Standard">//bir isim bir kod alaninda kullanilir. kullanildigi yerin disinda kullanma potansiyeli icinde olmamasi gerekir. </text:p>
      <text:p text:style-name="Standard">//if (5 == x) // bolye yazmayi tercih et ki atama operatoru ile karistiginde hata verilsin.</text:p>
      <text:p text:style-name="Standard">T foo();</text:p>
      <text:p text:style-name="Standard"/>
      <text:p text:style-name="Standard">int main()</text:p>
      <text:p text:style-name="Standard">{</text:p>
      <text:p text:style-name="Standard"><text:s text:c="4"/>{int x = foo(); // x bir daha kullanilmayacagi icin nested block yapisi icine aldik.</text:p>
      <text:p text:style-name="Standard"><text:s text:c="4"/>if (x &gt; 10);{</text:p>
      <text:p text:style-name="Standard"><text:s text:c="8"/>//</text:p>
      <text:p text:style-name="Standard"><text:s text:c="4"/>}</text:p>
      <text:p text:style-name="Standard"><text:s text:c="4"/>}</text:p>
      <text:p text:style-name="Standard"><text:s text:c="4"/></text:p>
      <text:p text:style-name="Standard">}</text:p>
      <text:p text:style-name="Standard">//yukaridaki duruma engel olmak esdegeri</text:p>
      <text:p text:style-name="Standard"/>
      <text:p text:style-name="Standard">int foo();</text:p>
      <text:p text:style-name="Standard">int main()</text:p>
      <text:p text:style-name="Standard">{</text:p>
      <text:p text:style-name="Standard"><text:s text:c="4"/>if (int x = foo(); x&gt;10) //bildirim yapabildik.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f (x = foo(), x &gt; 10) // virgul operatoru ile definition yapabiliyorduk. ama declaration syntax hatasidir. 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f (int x = foo()) //burada da atama var ama ; operatoru ile ayrilip bir karsilastirmaya alinmadi ve burada bir logic yorumlama vardir. </text:p>
      <text:p text:style-name="Standard"><text:s text:c="4"/>{</text:p>
      <text:p text:style-name="Standard"><text:s text:c="8"/>//</text:p>
      <text:p text:style-name="Standard"><text:s text:c="4"/>}</text:p>
      <text:p text:style-name="Standard">}</text:p>
      <text:p text:style-name="Standard"/>
      <text:p text:style-name="Standard">//inline function </text:p>
      <text:p text:style-name="Standard">//inline expansion bir optimizasyondur -- hikayemizin basladigi yer :)</text:p>
      <text:p text:style-name="Standard">//derleyici bir fonksiyonun tanimini gorur ve bu fonksiyona bir cagriyla karsilasti.</text:p>
      <text:p text:style-name="Standard"/>
      <text:p text:style-name="Standard">int sum_square(int x , int y)</text:p>
      <text:p text:style-name="Standard">{</text:p>
      <text:p text:style-name="Standard"><text:s text:c="4"/>return x*x + y*y;</text:p>
      <text:p text:style-name="Standard">}</text:p>
      <text:p text:style-name="Standard"/>
      <text:p text:style-name="Standard">int main()</text:p>
      <text:p text:style-name="Standard"><text:soft-page-break/>{</text:p>
      <text:p text:style-name="Standard"><text:s text:c="4"/>int c{3}, d{5};</text:p>
      <text:p text:style-name="Standard"><text:s text:c="4"/>auto b = sum_square(c,d); //derleyici koda fonksiyonun derlenmis halini koyuyor. iste buna inline expansion denir.</text:p>
      <text:p text:style-name="Standard">}</text:p>
      <text:p text:style-name="Standard"/>
      <text:p text:style-name="Standard">//Bu inline expansion gerceklesmesi icin olmasi gerek sartlar. </text:p>
      <text:p text:style-name="Standard">//kaynak kod ile fonksiyonun taniminin ayni dosyada bulunmalidir.</text:p>
      <text:p text:style-name="Standard">//inline expansion yapabilecek bir fonksiyon yapabilecek durumda olmasi gerekir. </text:p>
      <text:p text:style-name="Standard"/>
      <text:p text:style-name="Standard">inline int sum_square(int x ,int y) //burada derleyiciye diyoruz ki sende uygun gororsen bunu inline bir sekilde acalim</text:p>
      <text:p text:style-name="Standard">{</text:p>
      <text:p text:style-name="Standard"><text:s text:c="4"/>return x*x + y*y ;</text:p>
      <text:p text:style-name="Standard">}</text:p>
      <text:p text:style-name="Standard">//baslik dosyasi icinde fonksiyon olma durumu bazi ozel durumlarda gecerlidir.</text:p>
      <text:p text:style-name="Standard">// ------- inline fonksiyon</text:p>
      <text:p text:style-name="Standard">// ------- fonksiyon sablonlari </text:p>
      <text:p text:style-name="Standard">// ------- inline variables</text:p>
      <text:p text:style-name="Standard">//one defition rule-- bir varligin birden fazla tanimi olursa undefined davranis olur. </text:p>
      <text:p text:style-name="Standard">int factorial (int n)</text:p>
      <text:p text:style-name="Standard">{</text:p>
      <text:p text:style-name="Standard"><text:s text:c="4"/>return n &lt; 2 ? 1 : n * factorial(n-1);</text:p>
      <text:p text:style-name="Standard">}</text:p>
      <text:p text:style-name="Standard"/>
      <text:p text:style-name="Standard">//inline fonksiyonlarin header icinde tanimlanmasi saglamak icin ise token by token ayni olmasi ile saglanabilir.</text:p>
      <text:p text:style-name="Standard"/>
      <text:p text:style-name="Standard">inline int factorial (int n)</text:p>
      <text:p text:style-name="Standard">{</text:p>
      <text:p text:style-name="Standard"><text:s text:c="4"/>return n &lt; 2 ? 1 : n * factorial(n-1);</text:p>
      <text:p text:style-name="Standard">}</text:p>
      <text:p text:style-name="Standard"/>
      <text:p text:style-name="Standard">//class defition'da one defition kuralini bozmaz. Yine token by token ayni olmasi gerekir.</text:p>
      <text:p text:style-name="Standard"/>
      <text:p text:style-name="Standard">class MyClass{</text:p>
      <text:p text:style-name="Standard"><text:s text:c="4"/></text:p>
      <text:p text:style-name="Standard">};</text:p>
      <text:p text:style-name="Standard"/>
      <text:p text:style-name="Standard"/>
      <text:p text:style-name="Standard">//MyClass.h</text:p>
      <text:p text:style-name="Standard"/>
      <text:p text:style-name="Standard">class MyClass{</text:p>
      <text:p text:style-name="Standard"><text:s text:c="4"/>int mx;</text:p>
      <text:p text:style-name="Standard"><text:s text:c="4"/>public:</text:p>
      <text:p text:style-name="Standard"><text:s text:c="8"/>void function(int x) //implicitly inline fonksiyondur. inline keywordunu koymaya gerek yoktur. </text:p>
      <text:p text:style-name="Standard"><text:s text:c="8"/>{</text:p>
      <text:p text:style-name="Standard"><text:s text:c="12"/>mx = x;</text:p>
      <text:p text:style-name="Standard"><text:s text:c="8"/>}</text:p>
      <text:p text:style-name="Standard">}</text:p>
      <text:p text:style-name="Standard"/>
      <text:p text:style-name="Standard"><text:soft-page-break/>//baslik dosyasi icinde inline anahtar sozcuguyyle classin icindeki fonksiyonun tanimini da yapmak bir secenektir.</text:p>
      <text:p text:style-name="Standard"/>
      <text:p text:style-name="Standard"/>
      <text:p text:style-name="Standard"/>
      <text:p text:style-name="Standard"><text:s/><text:span text:style-name="T1">Github.com.t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9:51:50.683310240</meta:creation-date>
    <meta:generator>LibreOffice/6.0.7.3$Linux_X86_64 LibreOffice_project/00m0$Build-3</meta:generator>
    <dc:date>2020-07-05T17:20:30.002517030</dc:date>
    <meta:editing-duration>PT21M4S</meta:editing-duration>
    <meta:editing-cycles>3</meta:editing-cycles>
    <meta:document-statistic meta:table-count="0" meta:image-count="0" meta:object-count="0" meta:page-count="3" meta:paragraph-count="80" meta:word-count="393" meta:character-count="2573" meta:non-whitespace-character-count="2119"/>
  </office:meta>
</office:document-meta>
</file>